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R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8 USF MORRO DA CONCEICA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ORRO DA CONCEICAO I, 0000154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8M0S" table:style-name="ce3">
            <text:p>16:3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GOMES DE SOUZA</text:p>
          </table:table-cell>
          <table:table-cell office:value-type="date" office:date-value="2002-07-11T00:00:00" table:style-name="ce2">
            <text:p>11/07/2002</text:p>
          </table:table-cell>
          <table:table-cell office:value-type="string" table:style-name="ce1">
            <text:p>23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7.423.754-13</text:p>
          </table:table-cell>
          <table:table-cell office:value-type="float" office:value="898004144109579" table:style-name="ce1">
            <text:p>8,98004E+14</text:p>
          </table:table-cell>
          <table:table-cell office:value-type="string" table:style-name="ce1">
            <text:p>(81) 98521-8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armino henriqu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4" table:style-name="ce1">
            <text:p>54,4</text:p>
          </table:table-cell>
          <table:table-cell office:value-type="float" office:value="157" table:style-name="ce1">
            <text:p>157</text:p>
          </table:table-cell>
          <table:table-cell office:value-type="date" office:date-value="2021-04-16T00:00:00" table:style-name="ce2">
            <text:p>16/04/2021</text:p>
          </table:table-cell>
          <table:table-cell office:value-type="string" table:style-name="ce1">
            <text:p>100/70</text:p>
          </table:table-cell>
          <table:table-cell office:value-type="date" office:date-value="2021-06-17T00:00:00" table:style-name="ce2">
            <text:p>17/06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AILDES CASTRO DE CARVALHO</text:p>
          </table:table-cell>
          <table:table-cell office:value-type="date" office:date-value="1985-11-05T00:00:00" table:style-name="ce2">
            <text:p>05/11/1985</text:p>
          </table:table-cell>
          <table:table-cell office:value-type="string" table:style-name="ce1">
            <text:p>39 anos e 9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5.460.935-09</text:p>
          </table:table-cell>
          <table:table-cell office:value-type="float" office:value="704301571899892" table:style-name="ce1">
            <text:p>7,04302E+14</text:p>
          </table:table-cell>
          <table:table-cell office:value-type="string" table:style-name="ce1">
            <text:p>(77) 99982-77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go da conceiçã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00/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CIARA</text:p>
          </table:table-cell>
          <table:table-cell office:value-type="date" office:date-value="2000-07-18T00:00:00" table:style-name="ce2">
            <text:p>18/07/2000</text:p>
          </table:table-cell>
          <table:table-cell office:value-type="string" table:style-name="ce1">
            <text:p>25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5.379.924-70</text:p>
          </table:table-cell>
          <table:table-cell office:value-type="float" office:value="704209240835984" table:style-name="ce1">
            <text:p>7,04209E+14</text:p>
          </table:table-cell>
          <table:table-cell office:value-type="string" table:style-name="ce1">
            <text:p>(81) 99378-94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ará-mirim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7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LAYNE CLAUDIA DIAS DA COSTA</text:p>
          </table:table-cell>
          <table:table-cell office:value-type="date" office:date-value="2005-05-24T00:00:00" table:style-name="ce2">
            <text:p>24/05/2005</text:p>
          </table:table-cell>
          <table:table-cell office:value-type="string" table:style-name="ce1">
            <text:p>20 anos e 3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-</text:p>
          </table:table-cell>
          <table:table-cell office:value-type="float" office:value="702003332663985" table:style-name="ce1">
            <text:p>7,02003E+14</text:p>
          </table:table-cell>
          <table:table-cell office:value-type="string" table:style-name="ce1">
            <text:p>(81) 98888-8842</text:p>
          </table:table-cell>
          <table:table-cell office:value-type="string" table:style-name="ce1">
            <text:p>(81) 98888-8842</text:p>
          </table:table-cell>
          <table:table-cell office:value-type="string" table:style-name="ce1">
            <text:p>(81) 98888-88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e rei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48" table:style-name="ce1">
            <text:p>148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9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LUCY DIAS DA SILVA</text:p>
          </table:table-cell>
          <table:table-cell office:value-type="date" office:date-value="2000-03-14T00:00:00" table:style-name="ce2">
            <text:p>14/03/2000</text:p>
          </table:table-cell>
          <table:table-cell office:value-type="string" table:style-name="ce1">
            <text:p>25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623.584-58</text:p>
          </table:table-cell>
          <table:table-cell office:value-type="float" office:value="700802477016684" table:style-name="ce1">
            <text:p>7,00802E+14</text:p>
          </table:table-cell>
          <table:table-cell office:value-type="string" table:style-name="ce1">
            <text:p>(81) 98888-88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e rei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6" table:style-name="ce1">
            <text:p>55,6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Y CAROLINE ANDRADE PEREIRA</text:p>
          </table:table-cell>
          <table:table-cell office:value-type="date" office:date-value="2000-01-30T00:00:00" table:style-name="ce2">
            <text:p>30/01/2000</text:p>
          </table:table-cell>
          <table:table-cell office:value-type="string" table:style-name="ce1">
            <text:p>25 anos e 7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020.274-63</text:p>
          </table:table-cell>
          <table:table-cell office:value-type="float" office:value="708605581367188" table:style-name="ce1">
            <text:p>7,08606E+14</text:p>
          </table:table-cell>
          <table:table-cell office:value-type="string" table:style-name="ce1">
            <text:p>(81) 98821-39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erei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4" table:style-name="ce1">
            <text:p>61,4</text:p>
          </table:table-cell>
          <table:table-cell office:value-type="float" office:value="151" table:style-name="ce1">
            <text:p>151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11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FANY RAIANE FRANÇA DE ANDRADE</text:p>
          </table:table-cell>
          <table:table-cell office:value-type="date" office:date-value="2004-05-24T00:00:00" table:style-name="ce2">
            <text:p>24/05/2004</text:p>
          </table:table-cell>
          <table:table-cell office:value-type="string" table:style-name="ce1">
            <text:p>21 anos e 3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5822001302" table:style-name="ce1">
            <text:p>8,98006E+14</text:p>
          </table:table-cell>
          <table:table-cell office:value-type="string" table:style-name="ce1">
            <text:p>(81) 99948-7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ara mirim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1" table:style-name="ce1">
            <text:p>85,1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0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EN LOURENA FREITAS</text:p>
          </table:table-cell>
          <table:table-cell office:value-type="date" office:date-value="2005-01-13T00:00:00" table:style-name="ce2">
            <text:p>13/01/2005</text:p>
          </table:table-cell>
          <table:table-cell office:value-type="string" table:style-name="ce1">
            <text:p>20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63.738.294-48</text:p>
          </table:table-cell>
          <table:table-cell office:value-type="float" office:value="703407203209518" table:style-name="ce1">
            <text:p>7,03407E+14</text:p>
          </table:table-cell>
          <table:table-cell office:value-type="string" table:style-name="ce1">
            <text:p>(81) 99148-40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ceará mirim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2" table:style-name="ce1">
            <text:p>46,2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ARC SOUZA DA SILVA</text:p>
          </table:table-cell>
          <table:table-cell office:value-type="date" office:date-value="1985-07-04T00:00:00" table:style-name="ce2">
            <text:p>04/07/1985</text:p>
          </table:table-cell>
          <table:table-cell office:value-type="string" table:style-name="ce1">
            <text:p>40 anos e 1 mê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5.384.114-29</text:p>
          </table:table-cell>
          <table:table-cell office:value-type="float" office:value="703400296949316" table:style-name="ce1">
            <text:p>7,034E+14</text:p>
          </table:table-cell>
          <table:table-cell office:value-type="string" table:style-name="ce1">
            <text:p>(81) 98751-5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erei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10/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YLLA MARQUES DE MENDONCA</text:p>
          </table:table-cell>
          <table:table-cell office:value-type="date" office:date-value="1996-06-01T00:00:00" table:style-name="ce2">
            <text:p>01/06/1996</text:p>
          </table:table-cell>
          <table:table-cell office:value-type="string" table:style-name="ce1">
            <text:p>29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356.844-80</text:p>
          </table:table-cell>
          <table:table-cell office:value-type="float" office:value="700500111810450" table:style-name="ce1">
            <text:p>7,005E+14</text:p>
          </table:table-cell>
          <table:table-cell office:value-type="string" table:style-name="ce1">
            <text:p>(81) 98304-7228</text:p>
          </table:table-cell>
          <table:table-cell office:value-type="string" table:style-name="ce1">
            <text:p>(81) 98304-7228</text:p>
          </table:table-cell>
          <table:table-cell office:value-type="string" table:style-name="ce1">
            <text:p>(81) 98304-72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ará-mirim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ANIELE ROCHA DOS SANTOS</text:p>
          </table:table-cell>
          <table:table-cell office:value-type="date" office:date-value="1995-05-30T00:00:00" table:style-name="ce2">
            <text:p>30/05/1995</text:p>
          </table:table-cell>
          <table:table-cell office:value-type="string" table:style-name="ce1">
            <text:p>30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574.714-09</text:p>
          </table:table-cell>
          <table:table-cell office:value-type="float" office:value="702102796258998" table:style-name="ce1">
            <text:p>7,02103E+14</text:p>
          </table:table-cell>
          <table:table-cell office:value-type="string" table:style-name="ce1">
            <text:p>(81) 98515-92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ará-mirim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8" table:style-name="ce1">
            <text:p>102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DE FRANÇA SILVA</text:p>
          </table:table-cell>
          <table:table-cell office:value-type="date" office:date-value="1987-09-02T00:00:00" table:style-name="ce2">
            <text:p>02/09/1987</text:p>
          </table:table-cell>
          <table:table-cell office:value-type="string" table:style-name="ce1">
            <text:p>37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530.884-82</text:p>
          </table:table-cell>
          <table:table-cell office:value-type="float" office:value="704101680290750" table:style-name="ce1">
            <text:p>7,04102E+14</text:p>
          </table:table-cell>
          <table:table-cell office:value-type="string" table:style-name="ce1">
            <text:p>(81) 99248-7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ará-mirim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7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9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DA SILVA AMORIM</text:p>
          </table:table-cell>
          <table:table-cell office:value-type="date" office:date-value="2007-02-22T00:00:00" table:style-name="ce2">
            <text:p>22/02/2007</text:p>
          </table:table-cell>
          <table:table-cell office:value-type="string" table:style-name="ce1">
            <text:p>18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275583486" table:style-name="ce1">
            <text:p>8,98003E+14</text:p>
          </table:table-cell>
          <table:table-cell office:value-type="string" table:style-name="ce1">
            <text:p>(81) 98850-38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panema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1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0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ROSE FARIAS DA SILVA</text:p>
          </table:table-cell>
          <table:table-cell office:value-type="date" office:date-value="2001-09-09T00:00:00" table:style-name="ce2">
            <text:p>09/09/2001</text:p>
          </table:table-cell>
          <table:table-cell office:value-type="string" table:style-name="ce1">
            <text:p>23 anos e 11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613.074-52</text:p>
          </table:table-cell>
          <table:table-cell office:value-type="float" office:value="708007855816526" table:style-name="ce1">
            <text:p>7,08008E+14</text:p>
          </table:table-cell>
          <table:table-cell office:value-type="string" table:style-name="ce1">
            <text:p>(81) 98518-24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ta gertrud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1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4" table:style-name="ce1">
            <text:p>134</text:p>
          </table:table-cell>
          <table:table-cell office:value-type="float" office:value="173" table:style-name="ce1">
            <text:p>173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20/8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KARLA SILVA DE AQUINO</text:p>
          </table:table-cell>
          <table:table-cell office:value-type="date" office:date-value="2000-09-10T00:00:00" table:style-name="ce2">
            <text:p>10/09/2000</text:p>
          </table:table-cell>
          <table:table-cell office:value-type="string" table:style-name="ce1">
            <text:p>24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005.304-88</text:p>
          </table:table-cell>
          <table:table-cell office:value-type="float" office:value="705004000981256" table:style-name="ce1">
            <text:p>7,05004E+14</text:p>
          </table:table-cell>
          <table:table-cell office:value-type="string" table:style-name="ce1">
            <text:p>(81) 98693-8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mon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C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11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ISSE FERREIRA DA SILVA MENDES</text:p>
          </table:table-cell>
          <table:table-cell office:value-type="date" office:date-value="1998-11-12T00:00:00" table:style-name="ce2">
            <text:p>12/11/1998</text:p>
          </table:table-cell>
          <table:table-cell office:value-type="string" table:style-name="ce1">
            <text:p>26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7104372905220" table:style-name="ce1">
            <text:p>7,07104E+14</text:p>
          </table:table-cell>
          <table:table-cell office:value-type="string" table:style-name="ce1">
            <text:p>(81) 98516-77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s carijos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ORRO DA CONCEIÇ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4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8" table:style-name="ce1">
            <text:p>69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100/8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NUELA VITORIA DA SILVA</text:p>
          </table:table-cell>
          <table:table-cell office:value-type="date" office:date-value="2006-11-08T00:00:00" table:style-name="ce2">
            <text:p>08/11/2006</text:p>
          </table:table-cell>
          <table:table-cell office:value-type="string" table:style-name="ce1">
            <text:p>18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230.074-66</text:p>
          </table:table-cell>
          <table:table-cell office:value-type="float" office:value="708601515964684" table:style-name="ce1">
            <text:p>7,08602E+14</text:p>
          </table:table-cell>
          <table:table-cell office:value-type="string" table:style-name="ce1">
            <text:p>(81) 9702-54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upã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2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5" table:style-name="ce1">
            <text:p>86,5</text:p>
          </table:table-cell>
          <table:table-cell office:value-type="float" office:value="171" table:style-name="ce1">
            <text:p>171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125/80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Habitual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E MARQUES FREITAS</text:p>
          </table:table-cell>
          <table:table-cell office:value-type="date" office:date-value="1994-06-16T00:00:00" table:style-name="ce2">
            <text:p>16/06/1994</text:p>
          </table:table-cell>
          <table:table-cell office:value-type="string" table:style-name="ce1">
            <text:p>31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171.504-52</text:p>
          </table:table-cell>
          <table:table-cell office:value-type="float" office:value="700003906874707" table:style-name="ce1">
            <text:p>7,00004E+14</text:p>
          </table:table-cell>
          <table:table-cell office:value-type="string" table:style-name="ce1">
            <text:p>(81) 9875-1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rimatã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" table:style-name="ce1">
            <text:p>64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SILVA DE LIMA</text:p>
          </table:table-cell>
          <table:table-cell office:value-type="date" office:date-value="1992-02-05T00:00:00" table:style-name="ce2">
            <text:p>05/02/1992</text:p>
          </table:table-cell>
          <table:table-cell office:value-type="string" table:style-name="ce1">
            <text:p>33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0.917.484-37</text:p>
          </table:table-cell>
          <table:table-cell office:value-type="float" office:value="709007847870019" table:style-name="ce1">
            <text:p>7,09008E+14</text:p>
          </table:table-cell>
          <table:table-cell office:value-type="string" table:style-name="ce1">
            <text:p>(81) 0000-0000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s carijo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ORRO DA CONCEIÇ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82280-10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" table:style-name="ce1">
            <text:p>97</text:p>
          </table:table-cell>
          <table:table-cell office:value-type="float" office:value="158" table:style-name="ce1">
            <text:p>158</text:p>
          </table:table-cell>
          <table:table-cell office:value-type="date" office:date-value="2018-10-24T00:00:00" table:style-name="ce2">
            <text:p>24/10/2018</text:p>
          </table:table-cell>
          <table:table-cell office:value-type="string" table:style-name="ce1">
            <text:p>110/80</text:p>
          </table:table-cell>
          <table:table-cell office:value-type="date" office:date-value="2018-10-24T00:00:00" table:style-name="ce2">
            <text:p>24/10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1" table:style-name="ce1">
            <text:p>39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CONCEICAO BENTO DE OLIVEIRA</text:p>
          </table:table-cell>
          <table:table-cell office:value-type="date" office:date-value="1995-12-08T00:00:00" table:style-name="ce2">
            <text:p>08/12/1995</text:p>
          </table:table-cell>
          <table:table-cell office:value-type="string" table:style-name="ce1">
            <text:p>29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7.941.104-88</text:p>
          </table:table-cell>
          <table:table-cell office:value-type="float" office:value="700001231130002" table:style-name="ce1">
            <text:p>7,0000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ijós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1 , ANDAR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3-04-28T00:00:00" table:style-name="ce2">
            <text:p>28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RLENE DOS SANTOS CASTRO</text:p>
          </table:table-cell>
          <table:table-cell office:value-type="date" office:date-value="1989-04-27T00:00:00" table:style-name="ce2">
            <text:p>27/04/1989</text:p>
          </table:table-cell>
          <table:table-cell office:value-type="string" table:style-name="ce1">
            <text:p>36 anos e 4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6.232.784-03</text:p>
          </table:table-cell>
          <table:table-cell office:value-type="float" office:value="709806052503190" table:style-name="ce1">
            <text:p>7,09806E+14</text:p>
          </table:table-cell>
          <table:table-cell office:value-type="string" table:style-name="ce1">
            <text:p>(81) 98935-19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aquim correia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6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110/70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NUELLA DE AMORIM OLIVEIRA</text:p>
          </table:table-cell>
          <table:table-cell office:value-type="date" office:date-value="1987-08-20T00:00:00" table:style-name="ce2">
            <text:p>20/08/1987</text:p>
          </table:table-cell>
          <table:table-cell office:value-type="string" table:style-name="ce1">
            <text:p>38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245.694-42</text:p>
          </table:table-cell>
          <table:table-cell office:value-type="float" office:value="706207543848769" table:style-name="ce1">
            <text:p>7,06208E+14</text:p>
          </table:table-cell>
          <table:table-cell office:value-type="string" table:style-name="ce1">
            <text:p>(81) 98863-96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ivença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3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3" table:style-name="ce1">
            <text:p>88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120/80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LOURDES DA SILVA DOS SANTOS</text:p>
          </table:table-cell>
          <table:table-cell office:value-type="date" office:date-value="1999-10-07T00:00:00" table:style-name="ce2">
            <text:p>07/10/1999</text:p>
          </table:table-cell>
          <table:table-cell office:value-type="string" table:style-name="ce1">
            <text:p>25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33.182.064-23</text:p>
          </table:table-cell>
          <table:table-cell office:value-type="float" office:value="706406668219381" table:style-name="ce1">
            <text:p>7,06407E+14</text:p>
          </table:table-cell>
          <table:table-cell office:value-type="string" table:style-name="ce1">
            <text:p>(81) 8407-25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ntinas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4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9" table:style-name="ce1">
            <text:p>53,9</text:p>
          </table:table-cell>
          <table:table-cell office:value-type="float" office:value="156" table:style-name="ce1">
            <text:p>156</text:p>
          </table:table-cell>
          <table:table-cell office:value-type="date" office:date-value="2023-01-27T00:00:00" table:style-name="ce2">
            <text:p>27/01/2023</text:p>
          </table:table-cell>
          <table:table-cell office:value-type="string" table:style-name="ce1">
            <text:p>100/60</text:p>
          </table:table-cell>
          <table:table-cell office:value-type="date" office:date-value="2023-01-27T00:00:00" table:style-name="ce2">
            <text:p>27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7" table:style-name="ce1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RODRIGUES DA SILVA</text:p>
          </table:table-cell>
          <table:table-cell office:value-type="date" office:date-value="1994-02-21T00:00:00" table:style-name="ce2">
            <text:p>21/02/1994</text:p>
          </table:table-cell>
          <table:table-cell office:value-type="string" table:style-name="ce1">
            <text:p>31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017.424-09</text:p>
          </table:table-cell>
          <table:table-cell office:value-type="float" office:value="704203767834281" table:style-name="ce1">
            <text:p>7,04204E+14</text:p>
          </table:table-cell>
          <table:table-cell office:value-type="string" table:style-name="ce1">
            <text:p>(81) 3265-43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08-526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 conceição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67" table:style-name="ce1">
            <text:p>167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120/80</text:p>
          </table:table-cell>
          <table:table-cell office:value-type="date" office:date-value="2023-11-01T00:00:00" table:style-name="ce2">
            <text:p>01/11/2023</text:p>
          </table:table-cell>
          <table:table-cell office:value-type="string" table:style-name="ce1">
            <text:p>Habitual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NARIELLY DE OLIVEIRA BARBOSA</text:p>
          </table:table-cell>
          <table:table-cell office:value-type="date" office:date-value="2004-04-08T00:00:00" table:style-name="ce2">
            <text:p>08/04/2004</text:p>
          </table:table-cell>
          <table:table-cell office:value-type="string" table:style-name="ce1">
            <text:p>21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804028808340" table:style-name="ce1">
            <text:p>7,04804E+14</text:p>
          </table:table-cell>
          <table:table-cell office:value-type="string" table:style-name="ce1">
            <text:p>(81) 99902-67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aquim correia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6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7" table:style-name="ce1">
            <text:p>56,7</text:p>
          </table:table-cell>
          <table:table-cell office:value-type="float" office:value="152" table:style-name="ce1">
            <text:p>152</text:p>
          </table:table-cell>
          <table:table-cell office:value-type="date" office:date-value="2025-04-16T00:00:00" table:style-name="ce2">
            <text:p>16/04/2025</text:p>
          </table:table-cell>
          <table:table-cell office:value-type="string" table:style-name="ce1">
            <text:p>120/80</text:p>
          </table:table-cell>
          <table:table-cell office:value-type="date" office:date-value="2025-04-16T00:00:00" table:style-name="ce2">
            <text:p>16/04/2025</text:p>
          </table:table-cell>
          <table:table-cell office:value-type="string" table:style-name="ce1">
            <text:p>Alto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E CRISTINA DOS SANJOS BARBOSA</text:p>
          </table:table-cell>
          <table:table-cell office:value-type="date" office:date-value="2004-12-15T00:00:00" table:style-name="ce2">
            <text:p>15/12/2004</text:p>
          </table:table-cell>
          <table:table-cell office:value-type="string" table:style-name="ce1">
            <text:p>20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193.794-60</text:p>
          </table:table-cell>
          <table:table-cell office:value-type="float" office:value="898003939366325" table:style-name="ce1">
            <text:p>8,98004E+14</text:p>
          </table:table-cell>
          <table:table-cell office:value-type="string" table:style-name="ce1">
            <text:p>(81) 98369-64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ravelas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VITORIA GOMES LEITE</text:p>
          </table:table-cell>
          <table:table-cell office:value-type="date" office:date-value="2008-08-27T00:00:00" table:style-name="ce2">
            <text:p>27/08/2008</text:p>
          </table:table-cell>
          <table:table-cell office:value-type="string" table:style-name="ce1">
            <text:p>17 ano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319.174-96</text:p>
          </table:table-cell>
          <table:table-cell office:value-type="float" office:value="704808548827440" table:style-name="ce1">
            <text:p>7,04809E+14</text:p>
          </table:table-cell>
          <table:table-cell office:value-type="string" table:style-name="ce1">
            <text:p>(81) 8553-67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ravelas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1/8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UANE LOPES GOMES DOS PRAZERES</text:p>
          </table:table-cell>
          <table:table-cell office:value-type="date" office:date-value="1991-05-28T00:00:00" table:style-name="ce2">
            <text:p>28/05/1991</text:p>
          </table:table-cell>
          <table:table-cell office:value-type="string" table:style-name="ce1">
            <text:p>34 anos e 3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572.474-47</text:p>
          </table:table-cell>
          <table:table-cell office:value-type="float" office:value="706502346250596" table:style-name="ce1">
            <text:p>7,06502E+14</text:p>
          </table:table-cell>
          <table:table-cell office:value-type="string" table:style-name="ce1">
            <text:p>(81) 98555-33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ravela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50" table:style-name="ce1">
            <text:p>150</text:p>
          </table:table-cell>
          <table:table-cell office:value-type="date" office:date-value="2023-04-05T00:00:00" table:style-name="ce2">
            <text:p>05/04/2023</text:p>
          </table:table-cell>
          <table:table-cell office:value-type="string" table:style-name="ce1">
            <text:p>100/60</text:p>
          </table:table-cell>
          <table:table-cell office:value-type="date" office:date-value="2023-04-05T00:00:00" table:style-name="ce2">
            <text:p>05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LUIZA FREIRE BATISTA</text:p>
          </table:table-cell>
          <table:table-cell office:value-type="date" office:date-value="2004-10-14T00:00:00" table:style-name="ce2">
            <text:p>14/10/2004</text:p>
          </table:table-cell>
          <table:table-cell office:value-type="string" table:style-name="ce1">
            <text:p>20 anos e 10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358.744-88</text:p>
          </table:table-cell>
          <table:table-cell office:value-type="float" office:value="704806054483447" table:style-name="ce1">
            <text:p>7,04806E+14</text:p>
          </table:table-cell>
          <table:table-cell office:value-type="string" table:style-name="ce1">
            <text:p>(81) 98300-7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rminópolis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5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9T00:00:00" table:style-name="ce2">
            <text:p>29/08/2025</text:p>
          </table:table-cell>
          <table:table-cell office:value-type="date" office:date-value="1960-10-01T00:00:00" table:style-name="ce4">
            <text:p>out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LANY RODRIGUES DA SILVA</text:p>
          </table:table-cell>
          <table:table-cell office:value-type="date" office:date-value="2004-07-23T00:00:00" table:style-name="ce2">
            <text:p>23/07/2004</text:p>
          </table:table-cell>
          <table:table-cell office:value-type="string" table:style-name="ce1">
            <text:p>21 anos e 1 mê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959.584-98</text:p>
          </table:table-cell>
          <table:table-cell office:value-type="float" office:value="700501965795250" table:style-name="ce1">
            <text:p>7,00502E+14</text:p>
          </table:table-cell>
          <table:table-cell office:value-type="string" table:style-name="ce1">
            <text:p>(81) 98890-44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cidad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2" table:style-name="ce1">
            <text:p>53,2</text:p>
          </table:table-cell>
          <table:table-cell office:value-type="float" office:value="154" table:style-name="ce1">
            <text:p>154</text:p>
          </table:table-cell>
          <table:table-cell office:value-type="date" office:date-value="2024-04-16T00:00:00" table:style-name="ce2">
            <text:p>16/04/2024</text:p>
          </table:table-cell>
          <table:table-cell office:value-type="string" table:style-name="ce1">
            <text:p>90/70</text:p>
          </table:table-cell>
          <table:table-cell office:value-type="date" office:date-value="2024-04-16T00:00:00" table:style-name="ce2">
            <text:p>16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IZA GOMES DO NASCIMENTO</text:p>
          </table:table-cell>
          <table:table-cell office:value-type="date" office:date-value="2005-11-12T00:00:00" table:style-name="ce2">
            <text:p>12/11/2005</text:p>
          </table:table-cell>
          <table:table-cell office:value-type="string" table:style-name="ce1">
            <text:p>19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1.256.694-06</text:p>
          </table:table-cell>
          <table:table-cell office:value-type="float" office:value="709606683119972" table:style-name="ce1">
            <text:p>7,09607E+14</text:p>
          </table:table-cell>
          <table:table-cell office:value-type="string" table:style-name="ce1">
            <text:p>(81) 98752-83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cidad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0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8" table:style-name="ce1">
            <text:p>51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2-27T00:00:00" table:style-name="ce2">
            <text:p>27/02/2025</text:p>
          </table:table-cell>
          <table:table-cell office:value-type="string" table:style-name="ce1">
            <text:p>100/60</text:p>
          </table:table-cell>
          <table:table-cell office:value-type="date" office:date-value="2025-02-27T00:00:00" table:style-name="ce2">
            <text:p>27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YCHERLAYNI RAYANE ALVES DA SILVA</text:p>
          </table:table-cell>
          <table:table-cell office:value-type="date" office:date-value="1997-10-12T00:00:00" table:style-name="ce2">
            <text:p>12/10/1997</text:p>
          </table:table-cell>
          <table:table-cell office:value-type="string" table:style-name="ce1">
            <text:p>27 anos e 10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775.324-25</text:p>
          </table:table-cell>
          <table:table-cell office:value-type="float" office:value="708208683207542" table:style-name="ce1">
            <text:p>7,08209E+14</text:p>
          </table:table-cell>
          <table:table-cell office:value-type="string" table:style-name="ce1">
            <text:p>(81) 98713-9014</text:p>
          </table:table-cell>
          <table:table-cell office:value-type="string" table:style-name="ce1">
            <text:p>(81) 8868-9897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o dendê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170" table:style-name="ce1">
            <text:p>1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DOS SANTOS BEZERRA</text:p>
          </table:table-cell>
          <table:table-cell office:value-type="date" office:date-value="1994-07-17T00:00:00" table:style-name="ce2">
            <text:p>17/07/1994</text:p>
          </table:table-cell>
          <table:table-cell office:value-type="string" table:style-name="ce1">
            <text:p>31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901.464-55</text:p>
          </table:table-cell>
          <table:table-cell office:value-type="float" office:value="703606072649037" table:style-name="ce1">
            <text:p>7,03606E+14</text:p>
          </table:table-cell>
          <table:table-cell office:value-type="string" table:style-name="ce1">
            <text:p>(81) 98370-47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NE GRAZIELE MARIANO BARROS</text:p>
          </table:table-cell>
          <table:table-cell office:value-type="date" office:date-value="2006-03-16T00:00:00" table:style-name="ce2">
            <text:p>16/03/2006</text:p>
          </table:table-cell>
          <table:table-cell office:value-type="string" table:style-name="ce1">
            <text:p>19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01.169.094-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01-70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6T00:00:00" table:style-name="ce2">
            <text:p>26/03/2025</text:p>
          </table:table-cell>
          <table:table-cell office:value-type="string" table:style-name="ce1">
            <text:p>110/60</text:p>
          </table:table-cell>
          <table:table-cell office:value-type="date" office:date-value="2025-03-26T00:00:00" table:style-name="ce2">
            <text:p>26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4:02Z</meta:creation-date>
    <dc:date>2025-09-16T19:54:02Z</dc:date>
  </office:meta>
</office:document-meta>
</file>